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E0A944ADACBD55EFC9.png" manifest:media-type="image/png"/>
  <manifest:file-entry manifest:full-path="Pictures/1000020100000140000000A0542925D5B878D561.png" manifest:media-type="image/png"/>
  <manifest:file-entry manifest:full-path="Pictures/100002010000015C000001E65BC18E6BB1081073.png" manifest:media-type="image/png"/>
  <manifest:file-entry manifest:full-path="Pictures/10000201000001540000011876459F274FAC3416.png" manifest:media-type="image/png"/>
  <manifest:file-entry manifest:full-path="Pictures/10000201000001F4000001F45BA8DDCE5F546A9B.png" manifest:media-type="image/png"/>
  <manifest:file-entry manifest:full-path="Pictures/10000201000001DB0000017ECB638E27C06E3F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6.858cm" fo:min-width="7.2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37cm" svg:height="4.825cm" svg:x="1.889cm" svg:y="3.778cm">
          <draw:image xlink:href="Pictures/10000201000001F4000001F45BA8DDCE5F546A9B.png" xlink:type="simple" xlink:show="embed" xlink:actuate="onLoad">
            <text:p text:style-name="P1">Internet</text:p>
            <text:p text:style-name="P1"/>
            <text:p text:style-name="P1"/>
          </draw:image>
        </draw:frame>
        <draw:custom-shape draw:style-name="gr2" draw:text-style-name="P1" draw:layer="layout" svg:width="10.965cm" svg:height="10.05cm" svg:x="3.323cm" svg:y="8.603cm">
          <text:p text:style-name="P1">UnFiltered</text:p>
          <text:p text:style-name="P1">10.1.1.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967cm" svg:height="10.05cm" svg:x="14.772cm" svg:y="3.399cm">
          <text:p text:style-name="P1">Kids Network</text:p>
          <text:p text:style-name="P1">10.3.3.0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455cm" svg:height="5.776cm" svg:x="10.902cm" svg:y="7.493cm">
          <draw:image xlink:href="Pictures/10000201000001DB0000017ECB638E27C06E3F59.png" xlink:type="simple" xlink:show="embed" xlink:actuate="onLoad">
            <text:p text:style-name="P1">Pi-Hole </text:p>
            <text:p text:style-name="P1">Router</text:p>
          </draw:image>
        </draw:frame>
        <draw:frame draw:style-name="gr3" draw:text-style-name="P1" draw:layer="layout" svg:width="3.562cm" svg:height="3.265cm" svg:x="16.693cm" svg:y="2.143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1" draw:layer="layout" svg:width="3.562cm" svg:height="3.266cm" svg:x="16.693cm" svg:y="2.144cm">
          <draw:image xlink:href="Pictures/10000201000001540000011876459F274FAC3416.png" xlink:type="simple" xlink:show="embed" xlink:actuate="onLoad">
            <text:p text:style-name="P1">WiFi</text:p>
            <text:p text:style-name="P1"/>
          </draw:image>
        </draw:frame>
        <draw:frame draw:style-name="gr1" draw:text-style-name="P1" draw:layer="layout" svg:width="3.563cm" svg:height="3.266cm" svg:x="2.501cm" svg:y="15.243cm">
          <draw:image xlink:href="Pictures/10000201000001540000011876459F274FAC3416.png" xlink:type="simple" xlink:show="embed" xlink:actuate="onLoad">
            <text:p text:style-name="P1">WiFi</text:p>
            <text:p text:style-name="P1"/>
          </draw:image>
        </draw:frame>
        <draw:frame draw:style-name="gr1" draw:text-style-name="P1" draw:layer="layout" svg:width="3.871cm" svg:height="6.015cm" svg:x="20.901cm" svg:y="8.783cm">
          <draw:image xlink:href="Pictures/100002010000015C000001E65BC18E6BB1081073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Kids</text:p>
          </draw:image>
        </draw:frame>
        <draw:frame draw:style-name="gr1" draw:text-style-name="P1" draw:layer="layout" svg:width="6.776cm" svg:height="3.769cm" svg:x="2.193cm" svg:y="7.168cm">
          <draw:image xlink:href="Pictures/1000020100000140000000A0542925D5B878D561.png" xlink:type="simple" xlink:show="embed" xlink:actuate="onLoad">
            <text:p text:style-name="P1">DSL</text:p>
            <text:p text:style-name="P1"/>
            <text:p text:style-name="P1"/>
          </draw:image>
        </draw:frame>
        <draw:frame draw:style-name="gr3" draw:text-style-name="P1" draw:layer="layout" svg:width="3.596cm" svg:height="4.003cm" svg:x="22.836cm" svg:y="3.219cm">
          <draw:image xlink:href="Pictures/10000201000001E0000001E0A944ADACBD55EF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04:42:06.417605156</meta:creation-date>
    <dc:date>2020-04-18T05:07:00.694115184</dc:date>
    <meta:editing-duration>PT14M22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